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3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4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5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2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Tahoma" fo:font-size="12pt" style:font-size-asian="12pt" style:font-name-complex="Tahoma" style:font-size-complex="12pt"/>
    </style:style>
    <style:style style:name="T1" style:family="text">
      <style:text-properties style:font-name-complex="Tahoma"/>
    </style:style>
    <style:style style:name="T2" style:family="text">
      <style:text-properties style:font-name-complex="Arial"/>
    </style:style>
    <style:style style:name="T3" style:family="text">
      <style:text-properties style:font-name-asian="Arial"/>
    </style:style>
    <style:style style:name="T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5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style:font-name="Arial" fo:font-size="12pt" style:font-name-asian="Arial" style:font-size-asian="12pt" style:font-name-complex="Arial" style:font-size-complex="12pt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fo:language="es" fo:country="AR" style:font-name-complex="Arial"/>
    </style:style>
    <style:style style:name="T10" style:family="text">
      <style:text-properties style:font-name="Arial" fo:language="es" fo:country="AR" style:font-name-asian="Arial" style:font-name-complex="Arial"/>
    </style:style>
    <style:style style:name="T11" style:family="text">
      <style:text-properties style:font-name="Arial" style:font-name-asian="Arial" style:font-name-complex="Arial"/>
    </style:style>
    <style:style style:name="T12" style:family="text">
      <style:text-properties fo:color="#000000" style:font-name="Tahoma" style:font-name-complex="Tahoma"/>
    </style:style>
    <style:style style:name="T13" style:family="text">
      <style:text-properties fo:color="#000000" style:font-name="Arial" style:font-name-complex="Arial"/>
    </style:style>
    <style:style style:name="T14" style:family="text">
      <style:text-properties fo:color="#000000" style:font-name="Arial" style:font-name-asian="Arial" style:font-name-complex="Arial"/>
    </style:style>
    <style:style style:name="T15" style:family="text">
      <style:text-properties fo:color="#000000" style:font-name="Arial" fo:font-size="12pt" style:font-size-asian="12pt" style:font-name-complex="Arial" style:font-size-complex="12pt"/>
    </style:style>
    <style:style style:name="T16" style:family="text">
      <style:text-properties fo:color="#000000" style:font-name="Arial" fo:font-size="12pt" style:font-name-asian="Arial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$n_juzgado</text:p>
      <text:p text:style-name="P5">ADJUNTA<text:span text:style-name="T3"> </text:span>OFICIO<text:span text:style-name="T3"> </text:span>DILIGENCIADO</text:p>
      <text:p text:style-name="P5"/>
      <text:p text:style-name="P6">Señor<text:span text:style-name="T3"> </text:span>Juez:</text:p>
      <text:p text:style-name="P2"><text:span text:style-name="T12">$abogado_descripcion</text:span><text:span text:style-name="T13">,</text:span><text:span text:style-name="T14"> </text:span><text:span text:style-name="T13">en</text:span><text:span text:style-name="T14"> </text:span><text:span text:style-name="T13">mi</text:span><text:span text:style-name="T14"> </text:span><text:span text:style-name="T13">carácter</text:span><text:span text:style-name="T14"> </text:span><text:span text:style-name="T13">de</text:span><text:span text:style-name="T14"> </text:span><text:span text:style-name="T13">apoderado</text:span><text:span text:style-name="T14"> </text:span><text:span text:style-name="T13">de</text:span><text:span text:style-name="T14"> </text:span><text:span text:style-name="T12">$nombre_empresa</text:span><text:span text:style-name="T13">.,</text:span><text:span text:style-name="T14"> </text:span><text:span text:style-name="T13">con</text:span><text:span text:style-name="T14"> </text:span><text:span text:style-name="T13">el</text:span><text:span text:style-name="T14"> </text:span><text:span text:style-name="T13">domicilio</text:span><text:span text:style-name="T14"> </text:span><text:span text:style-name="T13">constituido</text:span><text:span text:style-name="T14"> </text:span><text:span text:style-name="T13">en</text:span><text:span text:style-name="T14"> </text:span><text:span text:style-name="T13">autos</text:span><text:span text:style-name="T14"> </text:span><text:span text:style-name="T13">en</text:span><text:span text:style-name="T14"> </text:span><text:span text:style-name="T13">calle</text:span><text:span text:style-name="T14"> </text:span><text:span text:style-name="T13">48</text:span><text:span text:style-name="T14"> </text:span><text:span text:style-name="T13">Nº</text:span><text:span text:style-name="T14"> </text:span><text:span text:style-name="T13">726,</text:span><text:span text:style-name="T14"> </text:span><text:span text:style-name="T13">5º</text:span><text:span text:style-name="T14"> </text:span><text:span text:style-name="T13">Piso</text:span><text:span text:style-name="T14"> <text:s/></text:span><text:span text:style-name="T13">de</text:span><text:span text:style-name="T14"> </text:span><text:span text:style-name="T13">La</text:span><text:span text:style-name="T14"> </text:span><text:span text:style-name="T13">Plata,</text:span><text:span text:style-name="T10"> </text:span><text:span text:style-name="T9">en</text:span><text:span text:style-name="T10"> </text:span><text:span text:style-name="T9">los</text:span><text:span text:style-name="T10"> </text:span><text:span text:style-name="T9">autos</text:span><text:span text:style-name="T10"> </text:span><text:span text:style-name="T9">caratulados</text:span><text:span text:style-name="T10"> “</text:span><text:span text:style-name="T12">$nombre_empresa</text:span><text:span text:style-name="T13">.</text:span><text:span text:style-name="T14"> </text:span><text:span text:style-name="T13">c/</text:span><text:span text:style-name="T10"> <text:s text:c="16"/></text:span><text:span text:style-name="T12">$nombreCliente</text:span><text:span text:style-name="T11"> </text:span><text:span text:style-name="T13">s/</text:span><text:span text:style-name="T14"> </text:span><text:span text:style-name="T13">Cobro</text:span><text:span text:style-name="T14"> </text:span><text:span text:style-name="T13">Ejecutivo</text:span><text:span text:style-name="T14">” </text:span><text:span text:style-name="T8">a</text:span><text:span text:style-name="T11"> </text:span><text:span text:style-name="T8">V.</text:span><text:span text:style-name="T11"> </text:span><text:span text:style-name="T8">S.</text:span><text:span text:style-name="T11"> </text:span><text:span text:style-name="T8">digo:</text:span></text:p>
      <text:p text:style-name="P10"/>
      <text:p text:style-name="P9"><text:span text:style-name="T4">I.-</text:span><text:span text:style-name="T5"> </text:span><text:span text:style-name="T4">OBJETO</text:span></text:p>
      <text:p text:style-name="P9"><text:span text:style-name="T6">Que</text:span><text:span text:style-name="T7"> </text:span><text:span text:style-name="T6">por</text:span><text:span text:style-name="T7"> </text:span><text:span text:style-name="T6">el</text:span><text:span text:style-name="T7"> </text:span><text:span text:style-name="T6">presente</text:span><text:span text:style-name="T7"> </text:span><text:span text:style-name="T6">acompaño</text:span><text:span text:style-name="T7"> </text:span><text:span text:style-name="T6">oficio</text:span><text:span text:style-name="T7"> </text:span><text:span text:style-name="T6">debidamente</text:span><text:span text:style-name="T7"> </text:span><text:span text:style-name="T6">diligenciado,</text:span><text:span text:style-name="T7"> </text:span><text:span text:style-name="T15">solicitando</text:span><text:span text:style-name="T16"> </text:span><text:span text:style-name="T15">se</text:span><text:span text:style-name="T16"> </text:span><text:span text:style-name="T15">tenga</text:span><text:span text:style-name="T16"> </text:span><text:span text:style-name="T15">presente.</text:span></text:p>
      <text:p text:style-name="P11"/>
      <text:p text:style-name="P7">PROVEER<text:span text:style-name="T3"> </text:span>DE<text:span text:style-name="T3"> </text:span>CONFORMIDAD</text:p>
      <text:p text:style-name="P7">SERA<text:span text:style-name="T3"> </text:span>JUSTICIA</text:p>
      <text:p text:style-name="P8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05-09T20:50:00</meta:creation-date>
    <dc:creator>silvia</dc:creator>
    <dc:date>2012-05-09T20:50:00</dc:date>
    <meta:print-date>2008-09-10T19:08:00</meta:print-date>
    <meta:editing-cycles>2</meta:editing-cycles>
    <meta:editing-duration>P15824DT17H31M44S</meta:editing-duration>
    <meta:document-statistic meta:table-count="0" meta:image-count="0" meta:object-count="0" meta:page-count="1" meta:paragraph-count="8" meta:word-count="63" meta:character-count="446" meta:non-whitespace-character-count="374"/>
    <meta:generator>LibreOffice/3.4$Linux LibreOffice_project/340m1$Build-402</meta:generator>
    <meta:user-defined meta:name="Información 1"/>
    <meta:user-defined meta:name="Información 2"/>
    <meta:user-defined meta:name="Información 3"/>
    <meta:user-defined meta:name="Información 4"/>
  </office:meta>
</office:document-meta>
</file>